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10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onditions</text:p>
          </table:table-cell>
          <table:table-cell/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resourc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self owns collection</text:p>
          </table:table-cell>
          <table:table-cell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to resource via collection</text:p>
          </table:table-cell>
          <table:table-cell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498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0:00:28.293484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12T11:24:38.735350827</dc:date>
    <meta:editing-duration>PT7H20M58S</meta:editing-duration>
    <meta:editing-cycles>68</meta:editing-cycles>
    <meta:document-statistic meta:table-count="1" meta:cell-count="673" meta:object-count="0"/>
  </office:meta>
</office:document-meta>
</file>